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Util.check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Util.processToStream( String uri , Object viewData , OutputStream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ipelineUtil.processToDOM( String uri , Object view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ipelineUti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Util.processToSAX( String uri , Object viewData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ipelineUti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Uti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